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use-window-font-color="true"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2" style:family="paragraph" style:parent-style-name="Standard">
      <style:paragraph-properties style:text-autospace="none"/>
      <style:text-properties style:use-window-font-color="true" style:text-outline="false" style:font-name="Helvetica" fo:font-size="12pt" fo:letter-spacing="normal" fo:font-weight="normal" style:letter-kerning="false" fo:background-color="#ffff00" style:font-name-asian="Helvetica" style:font-size-asian="12pt" style:font-weight-asian="normal" style:font-name-complex="Helvetica" style:font-size-complex="12pt" style:font-weight-complex="normal"/>
    </style:style>
    <style:style style:name="P3" style:family="paragraph" style:parent-style-name="Standard">
      <style:paragraph-properties style:text-autospace="none"/>
      <style:text-properties style:use-window-font-color="true" style:text-outline="false" style:text-position="0% 100%"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4" style:family="paragraph" style:parent-style-name="Standard">
      <style:paragraph-properties style:text-autospace="none"/>
      <style:text-properties fo:color="#453ccc" style:text-outline="false" style:text-position="0% 100%"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5" style:family="paragraph" style:parent-style-name="Standard">
      <style:paragraph-properties style:text-autospace="none"/>
      <style:text-properties fo:color="#14a0c2" style:text-outline="false" style:font-name="Helvetica" fo:font-size="12pt" fo:letter-spacing="normal" fo:font-weight="bold" style:letter-kerning="false" style:font-name-asian="Helvetica" style:font-size-asian="12pt" style:font-weight-asian="bold" style:font-name-complex="Helvetica" style:font-size-complex="12pt" style:font-weight-complex="bold"/>
    </style:style>
    <style:style style:name="P6" style:family="paragraph" style:parent-style-name="Standard">
      <style:paragraph-properties style:text-autospace="none"/>
      <style:text-properties fo:color="#14a0c2"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7" style:family="paragraph" style:parent-style-name="Standard">
      <style:paragraph-properties style:text-autospace="none"/>
      <style:text-properties fo:color="#14a0c2" style:text-outline="false" style:text-position="0% 100%"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0000"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10" style:family="paragraph" style:parent-style-name="Standard">
      <style:paragraph-properties style:text-autospace="none"/>
      <style:text-properties fo:color="#000000" style:text-outline="false" style:font-name="Helvetica" fo:font-size="12pt" fo:letter-spacing="normal" fo:font-weight="normal" style:letter-kerning="false" fo:background-color="#ffff00" style:font-name-asian="Helvetica" style:font-size-asian="12pt" style:font-weight-asian="normal" style:font-name-complex="Helvetica" style:font-size-complex="12pt" style:font-weight-complex="normal"/>
    </style:style>
    <style:style style:name="P11" style:family="paragraph" style:parent-style-name="Standard">
      <style:paragraph-properties style:text-autospace="none"/>
      <style:text-properties fo:color="#000000" style:text-outline="false" style:font-name="Helvetica" fo:font-size="12pt" fo:letter-spacing="normal" fo:font-weight="normal" style:letter-kerning="false" fo:background-color="#ffff00" style:font-name-asian="Helvetica" style:font-size-asian="12pt" style:font-weight-asian="normal" style:font-name-complex="Helvetica" style:font-size-complex="12pt" style:font-weight-complex="normal"/>
    </style:style>
    <style:style style:name="P12" style:family="paragraph" style:parent-style-name="Standard">
      <style:paragraph-properties style:text-autospace="none"/>
      <style:text-properties fo:color="#000000" style:text-outline="false" style:font-name="Helvetica" fo:font-size="12pt" fo:letter-spacing="normal" fo:font-weight="normal" style:letter-kerning="false" fo:background-color="#ffffff" style:font-name-asian="Helvetica" style:font-size-asian="12pt" style:font-weight-asian="normal" style:font-name-complex="Helvetica" style:font-size-complex="12pt" style:font-weight-complex="normal"/>
    </style:style>
    <style:style style:name="P13" style:family="paragraph" style:parent-style-name="Standard">
      <style:paragraph-properties style:text-autospace="none"/>
      <style:text-properties fo:color="#000000"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14" style:family="paragraph" style:parent-style-name="Standard">
      <style:paragraph-properties style:text-autospace="none"/>
      <style:text-properties style:use-window-font-color="true"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T1" style:family="text">
      <style:text-properties fo:color="#14a0c2"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T2" style:family="text">
      <style:text-properties fo:color="#14a0c2" style:text-outline="false" style:text-position="30% 58%" style:font-name="Helvetica" fo:font-size="10pt" fo:letter-spacing="normal" fo:font-weight="normal" style:letter-kerning="false" style:font-name-asian="Helvetica" style:font-size-asian="10pt" style:font-weight-asian="normal" style:font-name-complex="Helvetica" style:font-size-complex="10pt" style:font-weight-complex="normal"/>
    </style:style>
    <style:style style:name="T3" style:family="text">
      <style:text-properties fo:color="#14a0c2" style:text-outline="false" style:text-position="0% 100%"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T4" style:family="text">
      <style:text-properties fo:color="#386eff" style:text-outline="false" style:text-position="0% 100%" style:font-name="Helvetica" fo:font-size="12pt" fo:letter-spacing="normal" style:text-underline-style="solid" style:text-underline-width="auto" style:text-underline-color="#386eff" fo:font-weight="normal" style:letter-kerning="false" style:font-name-asian="Helvetica" style:font-size-asian="12pt" style:font-weight-asian="normal" style:font-name-complex="Helvetica" style:font-size-complex="12pt" style:font-weight-complex="normal"/>
    </style:style>
    <style:style style:name="T5" style:family="text">
      <style:text-properties fo:color="#000000" fo:background-color="#ffff00"/>
    </style:style>
    <style:style style:name="T6"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p text:style-name="P5">The 6 changes in DOL-37 have not been applied at all.</text:p>
      <text:p text:style-name="P5">Neither have several other resolutions: DOL-38, DOL-40, DOL-41, DOL-43.</text:p>
      <text:p text:style-name="P5">DOL-82 seems to be partial.</text:p>
      <text:p text:style-name="P1">Till: has all been corrected</text:p>
      <text:p text:style-name="P2"/>
      <text:p text:style-name="P6"/>
      <text:p text:style-name="P6"/>
      <text:p text:style-name="P6"> </text:p>
      <text:p text:style-name="P6">One general comment, on the specification overall not this FTF, is that I’m surprised that several changes e.g. DOL-1, DOL-7, DOL-8, DOL-9, DOL-10 (and more) affect only the ontology - these classes are not documented anywhere in the spec document. This will be addressed by the (deferred) issue DOL-20.</text:p>
      <text:p text:style-name="P6"> </text:p>
      <text:p text:style-name="P1">indeed</text:p>
      <text:p text:style-name="P6">Another general comment: there is some inconsistency in the ontology as to whether the skos:definitions start with a capital and end with a period. We have all variations.</text:p>
      <text:p text:style-name="P1">has been corrected [Fabian: habe ich gerade erst gepusht]</text:p>
      <text:p text:style-name="P6"> </text:p>
      <text:p text:style-name="P6">The metamodel has not changed, which is fine, but we also need the original tool file for further RTFs (as an Ancillary file).</text:p>
      <text:p text:style-name="P10">TODO</text:p>
      <text:p text:style-name="P6"> </text:p>
      <text:p text:style-name="P5">FTF Report</text:p>
      <text:p text:style-name="P6">I believe this should be titled FTF 2.</text:p>
      <text:p text:style-name="P6"> <text:span text:style-name="T5">TODO</text:span></text:p>
      <text:p text:style-name="P10"/>
      <text:p text:style-name="P6">FTF Membership: I don’t think Doug Tolbert has been with Unisys for a while.</text:p>
      <text:p text:style-name="P10">TODO</text:p>
      <text:p text:style-name="P6"> </text:p>
      <text:p text:style-name="P6">ptc/17-08-05 would have been more useful as a .diff file than a PDF.</text:p>
      <text:p text:style-name="P6"/>
      <text:p text:style-name="P6"> </text:p>
      <text:p text:style-name="P5">Specification document</text:p>
      <text:p text:style-name="P6">The front page references the old version of the RDF file.</text:p>
      <text:p text:style-name="P12">DONE</text:p>
      <text:p text:style-name="P6">There is some odd formatting in the PDF whereby certain text is surrounded by red or green boxes.</text:p>
      <text:p text:style-name="P6"> <text:span text:style-name="T6">This is Adobe Acrobat's way of representing links. </text:span></text:p>
      <text:p text:style-name="P1"/>
      <text:p text:style-name="P6">DOL-3: the issue and resolution are missing a location, and there is no separate file with the diff or tag in the spec. I’m guessing it’s in section 4.2 and the typo is fixed there. In fact the change is covered by the rewording of the same definition in DOL-4 so this would have been better closed as Merged/Duplicate.</text:p>
      <text:p text:style-name="P6"> </text:p>
      <text:p text:style-name="P9">DOne</text:p>
      <text:p text:style-name="P6"/>
      <text:p text:style-name="P6">DOL-8: though not part of the change for this issue I see the following in the (unchanged) surrounding RDF:</text:p>
      <text:p text:style-name="P6">&lt;skos:note xml:lang="en"&gt;alternative term: function&lt;/skos:note&gt;</text:p>
      <text:p text:style-name="P6">I would have expected to see skos:altLabel used for this</text:p>
      <text:p text:style-name="P1">changed</text:p>
      <text:p text:style-name="P6"> </text:p>
      <text:p text:style-name="P6">DOL-25: the definition added to the ontology does not match that in section 4.6 of the spec (even before it was updated by DOL-82). Further it using formalizing whereas the spec has formalizing.</text:p>
      <text:p text:style-name="P6">The ontology has: metaframework mathematically formalising the notion of a logic in terms of notions of signature, signature morphism, model, sentence and satisfaction</text:p>
      <text:p text:style-name="P6">The spec has: metaframework mathematically formalizing the notion of a logic in terms of notions of signature, realization, sentence and satisfaction.</text:p>
      <text:p text:style-name="P6"><text:soft-page-break/> </text:p>
      <text:p text:style-name="P6">DOL-31: the new definition is missing “is”: axiom that used in a simple theoroidal mapping</text:p>
      <text:p text:style-name="P9">Done</text:p>
      <text:p text:style-name="P6"/>
      <text:p text:style-name="P6"/>
      <text:p text:style-name="P6">DOL-34: the definition of Sequence is defined to be: “ordered collection where also multiplicity of elements matters.” However there is nothing to say HOW it matters.</text:p>
      <text:p text:style-name="P6"> </text:p>
      <text:p text:style-name="P6">DOL-37: none of the changes have been applied (except fixing “shard” which was addressed by another issue)</text:p>
      <text:p text:style-name="P1">see above</text:p>
      <text:p text:style-name="P6">DOL-38: likewise not applied</text:p>
      <text:p text:style-name="P1">there was nothing to do</text:p>
      <text:p text:style-name="P6"> </text:p>
      <text:p text:style-name="P6">DOL-39: the resolution does not reference the filename with the diffs (though it’s easy to discover from the directory structure)</text:p>
      <text:p text:style-name="P6">The change to E.2 does not seem to address the use of “triple” as per the issue</text:p>
      <text:p text:style-name="P6">There are some diagrams- Figures 9.1 and 9.2 added to section 9.3.2.1 with tag DOL-39 which are clearly not part of this issue.</text:p>
      <text:p text:style-name="P6"> </text:p>
      <text:p text:style-name="P6">DOL-40: the change has not been applied – the footnote (now 38) still appears at bottom of p 121</text:p>
      <text:p text:style-name="P1">but yes, it has been changed! (but was not marked in the diff)</text:p>
      <text:p text:style-name="P6"> </text:p>
      <text:p text:style-name="P6">DOL-41: the change has not been applied</text:p>
      <text:p text:style-name="P1">but yes, it has been changed! (but was not marked in the diff)</text:p>
      <text:p text:style-name="P6"> </text:p>
      <text:p text:style-name="P6">DOL-43: not applied</text:p>
      <text:p text:style-name="P1">but yes, it has been changed! (but was not marked in the diff)</text:p>
      <text:p text:style-name="P6"> </text:p>
      <text:p text:style-name="P8"><text:span text:style-name="T1">DOL-82: the 1</text:span><text:span text:style-name="T2">st</text:span><text:span text:style-name="T3"> para of section 4.1 is tagged but there is no change, and it’s marked up in the diff file.</text:span></text:p>
      <text:p text:style-name="P7">Likewise the definition of “sentence” on p13 and “satisfiability” on p16 and “cofreeness” on p17 and substitution comorphism on p 70</text:p>
      <text:p text:style-name="P3">have all been corrected</text:p>
      <text:p text:style-name="P7">Conversely “minimization” on p17 has been correctly marked as changed in the spec but not in the diffs file. Also “logic” and “institution” (including the 2nd NOTE), “logic translation”, “logic reduction” (and others I got bored of listing) in 4.6.</text:p>
      <text:p text:style-name="P7">And 7.14, F.4.5, H.4 (twice) have changes not in the diffs file.</text:p>
      <text:p text:style-name="P3">I do not know what is the problem here. All these changes are there in the document, and have been marked in the diff.</text:p>
      <text:p text:style-name="P7"> </text:p>
      <text:p text:style-name="P7">DOL-92: it’s unclear what the change is in 9.7.4 and K.4 and L.5 – just a space added? How does this relate to the issue?</text:p>
      <text:p text:style-name="P7"> </text:p>
      <text:p text:style-name="P3">no, parentheses have been added</text:p>
      <text:p text:style-name="P7">No need to update now, but a number of the Closed no Change issues should technically/better have been marked as merged/duplicate: DOL-5, DOL-13, DOL-15, DOL-16, DOL-18.</text:p>
      <text:p text:style-name="P7"> </text:p>
      <text:p text:style-name="P7">Regards,</text:p>
      <text:p text:style-name="P7">Pete</text:p>
      <text:p text:style-name="P7"> </text:p>
      <text:p text:style-name="P8"><text:span text:style-name="T3">Pete  Rivett (</text:span><text:a xlink:type="simple" xlink:href="mailto:pete.rivett@adaptive.com" text:style-name="Internet_20_link" text:visited-style-name="Visited_20_Internet_20_Link"><text:span text:style-name="T4">pete.rivett@adaptive.com</text:span></text:a><text:span text:style-name="T3">)</text:span></text:p>
      <text:p text:style-name="P7">CTO, Adaptive Inc</text:p>
      <text:p text:style-name="P7">65 Enterprise, Aliso Viejo, CA 92656</text:p>
      <text:p text:style-name="P7">cell: +1 949 338 3794</text:p>
      <text:p text:style-name="P8"><text:span text:style-name="T3">Follow me on Twitter @rivettp or </text:span><text:a xlink:type="simple" xlink:href="http://twitter.com/rivettp" text:style-name="Internet_20_link" text:visited-style-name="Visited_20_Internet_20_Link"><text:span text:style-name="T4">http://twitter.com/rivettp</text:span></text:a></text:p>
      <text:p text:style-name="P4"/>
      <text:p text:style-name="P3"/>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7T20:30:49</meta:creation-date>
    <dc:date>2017-11-04T16:20:05</dc:date>
    <meta:editing-duration>PT4H28M22S</meta:editing-duration>
    <meta:editing-cycles>5</meta:editing-cycles>
    <meta:generator>OpenOffice/4.1.1$Unix OpenOffice.org_project/411m6$Build-9775</meta:generator>
    <meta:document-statistic meta:table-count="0" meta:image-count="0" meta:object-count="0" meta:page-count="3" meta:paragraph-count="82" meta:word-count="794" meta:character-count="4664"/>
  </office:meta>
</office:document-meta>
</file>